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Poppins" svg:font-family="Poppins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8.045cm" fo:margin-left="-0.358cm" fo:margin-top="0cm" fo:margin-bottom="0cm" table:align="left" style:writing-mode="lr-tb"/>
    </style:style>
    <style:style style:name="Table3.A" style:family="table-column">
      <style:table-column-properties style:column-width="3.651cm"/>
    </style:style>
    <style:style style:name="Table3.B" style:family="table-column">
      <style:table-column-properties style:column-width="3.334cm"/>
    </style:style>
    <style:style style:name="Table3.C" style:family="table-column">
      <style:table-column-properties style:column-width="3.175cm"/>
    </style:style>
    <style:style style:name="Table3.E" style:family="table-column">
      <style:table-column-properties style:column-width="4.23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7122c" officeooo:paragraph-rsid="0007122c" fo:background-color="transparent" style:font-size-asian="14pt" style:font-size-complex="14pt"/>
    </style:style>
    <style:style style:name="P1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42a8" officeooo:paragraph-rsid="000942a8" fo:background-color="transparent" style:font-size-asian="14pt" style:font-size-complex="14pt"/>
    </style:style>
    <style:style style:name="P20" style:family="paragraph" style:parent-style-name="Frame_20_contents"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orphans="0" fo:widows="0"/>
    </style:style>
    <style:style style:name="P22" style:family="paragraph" style:parent-style-name="Standard">
      <style:paragraph-properties fo:margin-left="0.25cm" fo:margin-right="0cm" fo:text-indent="0cm" style:auto-text-indent="false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use-window-font-color="true" loext:opacity="0%" fo:font-size="14pt" fo:font-weight="bold" fo:background-color="transparent" style:font-size-asian="14pt" style:font-weight-asian="bold"/>
    </style:style>
    <style:style style:name="P24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176cm" officeooo:rsid="000942a8" officeooo:paragraph-rsid="000942a8" fo:background-color="transparent" style:font-size-asian="14pt" style:font-size-complex="14pt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officeooo:rsid="0007122c" officeooo:paragraph-rsid="0007122c" fo:background-color="transparen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9" style:family="paragraph" style:parent-style-name="Header">
      <style:paragraph-properties fo:text-align="end" style:justify-single-word="false"/>
      <style:text-properties officeooo:rsid="000bb3da" officeooo:paragraph-rsid="000bb3da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.247cm" style:contextual-spacing="false" fo:text-align="start" style:justify-single-word="false" fo:orphans="2" fo:widows="2" fo:text-indent="0cm" style:auto-text-indent="false" fo:background-color="#f8f8f8"/>
      <style:text-properties style:font-name="Droid Sans Mono" fo:font-size="10.5pt" fo:language="zxx" fo:country="none" officeooo:rsid="000bb3da" officeooo:paragraph-rsid="000bb3da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.247cm" style:contextual-spacing="false" fo:text-align="start" style:justify-single-word="false" fo:orphans="2" fo:widows="2" fo:text-indent="0cm" style:auto-text-indent="false" fo:background-color="#f8f8f8"/>
      <style:text-properties style:font-name="Droid Sans Mono" fo:font-size="10.5pt" fo:language="zxx" fo:country="none" officeooo:rsid="000bb3da" officeooo:paragraph-rsid="000bb3da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style:font-name="Droid Sans Mono" fo:font-size="10.5pt" fo:language="zxx" fo:country="none"/>
    </style:style>
    <style:style style:name="P34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style:font-name="Droid Sans Mono" fo:font-size="10.5pt" fo:language="zxx" fo:country="none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style:font-name="Droid Sans Mono" fo:font-size="10.5pt" fo:language="zxx" fo:country="none"/>
    </style:style>
    <style:style style:name="P36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style:font-name="Droid Sans Mono" fo:font-size="16pt" fo:language="zxx" fo:country="none"/>
    </style:style>
    <style:style style:name="P37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.247cm" style:contextual-spacing="false" fo:text-align="start" style:justify-single-word="false" fo:orphans="2" fo:widows="2" fo:text-indent="0cm" style:auto-text-indent="false" fo:background-color="#f8f8f8"/>
      <style:text-properties fo:color="#9c6500" loext:opacity="100%" style:font-name="Droid Sans Mono" fo:font-size="10.5pt" fo:language="zxx" fo:country="none" fo:font-style="normal" style:text-underline-style="none" fo:font-weight="normal" officeooo:rsid="000bb3da" officeooo:paragraph-rsid="000bb3da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color="#000000" loext:opacity="100%" style:font-name="Droid Sans Mono" fo:font-size="10.5pt" fo:language="zxx" fo:country="none" fo:font-style="normal" style:text-underline-style="none" fo:font-weight="normal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color="#000000" loext:opacity="100%" style:font-name="Droid Sans Mono" fo:font-size="10.5pt" fo:language="zxx" fo:country="none" fo:font-style="normal" style:text-underline-style="none" fo:font-weight="normal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color="#000000" loext:opacity="100%" style:font-name="Droid Sans Mono" fo:font-size="16pt" fo:language="zxx" fo:country="none" fo:font-style="normal" style:text-underline-style="none" fo:font-weight="normal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color="#bbbbbb" loext:opacity="100%" fo:language="zxx" fo:country="none" fo:font-style="normal" style:text-underline-style="none" fo:font-weight="normal"/>
    </style:style>
    <style:style style:name="P42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color="#bbbbbb" loext:opacity="100%" fo:language="zxx" fo:country="none" fo:font-style="normal" style:text-underline-style="none" fo:font-weight="normal"/>
    </style:style>
    <style:style style:name="P43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StoreOptionsWithSnippet': 1}" fo:margin-top="0cm" fo:margin-bottom="0.499cm" style:contextual-spacing="false" style:line-height-at-least="0.503cm" fo:background-color="#f8f8f8"/>
      <style:text-properties fo:color="#bbbbbb" loext:opacity="100%" fo:language="zxx" fo:country="none" fo:font-style="normal" style:text-underline-style="none" fo:font-weight="normal"/>
    </style:style>
    <style:style style:name="P44" style:family="paragraph" style:parent-style-name="Standard">
      <loext:graphic-properties draw:fill="solid" draw:fill-color="#f8f8f8" draw:opacity="100%"/>
      <style:paragraph-properties style:line-height-at-least="0.503cm" fo:background-color="#f8f8f8"/>
      <style:text-properties fo:font-size="10.5pt" fo:font-weight="normal"/>
    </style:style>
    <style:style style:name="P45" style:family="paragraph" style:parent-style-name="Standard">
      <loext:graphic-properties draw:fill="solid" draw:fill-color="#f8f8f8" draw:opacity="100%"/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style:line-height-at-least="0.503cm" fo:background-color="#f8f8f8"/>
      <style:text-properties fo:font-size="10.5pt" fo:language="zxx" fo:country="none" officeooo:paragraph-rsid="000bb3da"/>
    </style:style>
    <style:style style:name="P46" style:family="paragraph" style:parent-style-name="Text_20_body">
      <style:paragraph-properties fo:text-align="center" style:justify-single-word="false" fo:break-before="page"/>
      <style:text-properties fo:font-variant="normal" fo:text-transform="none" fo:color="#212529" loext:opacity="100%" style:font-name="Poppins" fo:font-size="12pt" fo:letter-spacing="normal" fo:font-style="normal" fo:font-weight="normal" officeooo:rsid="0007122c" style:font-size-asian="12pt"/>
    </style:style>
    <style:style style:name="P4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8" style:family="paragraph" style:parent-style-name="Text_20_body">
      <style:paragraph-properties ch2_options="{'Style': 'default', 'Language': 'CSS+Lasso', 'UseCharStyles': 0, 'LineNumberRatio': 100, 'LineNumberStart': 1, 'MasterCharStyle': '', 'ShowLineNumbers': 0, 'ColourizeBackground': 1, 'LineNumberSeparator': '  ', 'StoreOptionsWithSnippet': 1}"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2pt" fo:language="zxx" fo:country="none" fo:font-weight="bold" officeooo:rsid="000bb3da" officeooo:paragraph-rsid="000bb3da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6pt" fo:font-weight="bold" officeooo:rsid="000bb3da" officeooo:paragraph-rsid="000bb3da" style:font-size-asian="14pt" style:font-weight-asian="bold" style:font-size-complex="16pt" style:font-weight-complex="bold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size="16pt" fo:font-weight="bold" officeooo:rsid="000bb3da" officeooo:paragraph-rsid="000bb3da" style:font-size-asian="14pt" style:font-weight-asian="bold" style:font-size-complex="16pt" style:font-weight-complex="bold"/>
    </style:style>
    <style:style style:name="P51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122c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122c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officeooo:rsid="0007122c"/>
    </style:style>
    <style:style style:name="T10" style:family="text">
      <style:text-properties style:use-window-font-color="true" loext:opacity="0%" fo:font-size="16pt" style:text-underline-style="solid" style:text-underline-width="auto" style:text-underline-color="font-color" fo:font-weight="normal" officeooo:rsid="0007122c" fo:background-color="transparent" loext:char-shading-value="0" style:font-size-asian="16pt" style:font-weight-asian="normal" style:font-size-complex="16pt" style:font-weight-complex="normal"/>
    </style:style>
    <style:style style:name="T11" style:family="text">
      <style:text-properties officeooo:rsid="000942a8"/>
    </style:style>
    <style:style style:name="T12" style:family="text">
      <style:text-properties fo:color="#808080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ce917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weight="normal"/>
    </style:style>
    <style:style style:name="T19" style:family="text">
      <style:text-properties fo:color="#000000" loext:opacity="100%" fo:font-style="normal" fo:font-weight="normal"/>
    </style:style>
    <style:style style:name="T20" style:family="text">
      <style:text-properties fo:color="#000000" loext:opacity="100%" fo:font-style="normal" style:text-underline-style="none" fo:font-weight="normal"/>
    </style:style>
    <style:style style:name="T21" style:family="text">
      <style:text-properties fo:color="#000000" loext:opacity="100%" style:font-name="Droid Sans Mono" fo:language="zxx" fo:country="none" fo:font-style="normal" style:text-underline-style="none"/>
    </style:style>
    <style:style style:name="T22" style:family="text">
      <style:text-properties fo:color="#000000" loext:opacity="100%" style:font-name="Droid Sans Mono" fo:font-style="normal" style:text-underline-style="none"/>
    </style:style>
    <style:style style:name="T23" style:family="text">
      <style:text-properties fo:color="#000000" loext:opacity="100%" style:font-name="Droid Sans Mono" fo:font-style="normal" style:text-underline-style="none" fo:font-weight="normal"/>
    </style:style>
    <style:style style:name="T24" style:family="text">
      <style:text-properties fo:color="#000000" loext:opacity="100%" style:font-name="Droid Sans Mono" fo:font-style="normal" style:text-underline-style="none" fo:font-weight="normal" style:font-weight-asian="normal" style:font-weight-complex="normal"/>
    </style:style>
    <style:style style:name="T25" style:family="text">
      <style:text-properties fo:color="#000000" loext:opacity="100%" style:font-name="Droid Sans Mono" fo:font-size="16pt" fo:font-style="normal" style:text-underline-style="none" fo:font-weight="normal" officeooo:rsid="000bb3da" style:font-size-asian="14pt" style:font-weight-asian="bold" style:font-size-complex="16pt" style:font-weight-complex="bold"/>
    </style:style>
    <style:style style:name="T26" style:family="text">
      <style:text-properties fo:font-style="normal" style:text-underline-style="none"/>
    </style:style>
    <style:style style:name="T27" style:family="text">
      <style:text-properties fo:font-style="normal" style:text-underline-style="none" fo:font-weight="normal"/>
    </style:style>
    <style:style style:name="T28" style:family="text">
      <style:text-properties style:text-underline-style="none"/>
    </style:style>
    <style:style style:name="T29" style:family="text">
      <style:text-properties fo:color="#008000" loext:opacity="100%"/>
    </style:style>
    <style:style style:name="T30" style:family="text">
      <style:text-properties fo:color="#008000" loext:opacity="100%" fo:font-weight="bold"/>
    </style:style>
    <style:style style:name="T31" style:family="text">
      <style:text-properties fo:color="#008000" loext:opacity="100%" fo:font-style="normal" fo:font-weight="bold"/>
    </style:style>
    <style:style style:name="T32" style:family="text">
      <style:text-properties fo:color="#008000" loext:opacity="100%" fo:font-style="normal" style:text-underline-style="none" fo:font-weight="bold"/>
    </style:style>
    <style:style style:name="T33" style:family="text">
      <style:text-properties fo:color="#008000" loext:opacity="100%" fo:font-style="normal" style:text-underline-style="none" fo:font-weight="normal"/>
    </style:style>
    <style:style style:name="T34" style:family="text">
      <style:text-properties fo:color="#008000" loext:opacity="100%" fo:font-style="normal" fo:font-weight="normal"/>
    </style:style>
    <style:style style:name="T35" style:family="text">
      <style:text-properties fo:color="#008000" loext:opacity="100%" fo:font-weight="normal"/>
    </style:style>
    <style:style style:name="T36" style:family="text">
      <style:text-properties fo:font-weight="bold" officeooo:rsid="000bb3da" style:font-size-asian="14pt" style:font-weight-asian="bold" style:font-size-complex="16pt" style:font-weight-complex="bold"/>
    </style:style>
    <style:style style:name="T37" style:family="text">
      <style:text-properties fo:color="#687822" loext:opacity="100%"/>
    </style:style>
    <style:style style:name="T38" style:family="text">
      <style:text-properties fo:color="#687822" loext:opacity="100%" fo:font-weight="normal"/>
    </style:style>
    <style:style style:name="T39" style:family="text">
      <style:text-properties fo:color="#687822" loext:opacity="100%" fo:font-style="normal" fo:font-weight="normal"/>
    </style:style>
    <style:style style:name="T40" style:family="text">
      <style:text-properties fo:color="#687822" loext:opacity="100%" fo:font-style="normal" style:text-underline-style="none" fo:font-weight="normal"/>
    </style:style>
    <style:style style:name="T41" style:family="text">
      <style:text-properties fo:color="#666666" loext:opacity="100%"/>
    </style:style>
    <style:style style:name="T42" style:family="text">
      <style:text-properties fo:color="#666666" loext:opacity="100%" fo:font-weight="normal"/>
    </style:style>
    <style:style style:name="T43" style:family="text">
      <style:text-properties fo:color="#666666" loext:opacity="100%" fo:font-style="normal" fo:font-weight="normal"/>
    </style:style>
    <style:style style:name="T44" style:family="text">
      <style:text-properties fo:color="#666666" loext:opacity="100%" fo:font-style="normal" style:text-underline-style="none" fo:font-weight="normal"/>
    </style:style>
    <style:style style:name="T45" style:family="text">
      <style:text-properties fo:color="#ba2121" loext:opacity="100%"/>
    </style:style>
    <style:style style:name="T46" style:family="text">
      <style:text-properties fo:color="#ba2121" loext:opacity="100%" fo:font-weight="normal"/>
    </style:style>
    <style:style style:name="T47" style:family="text">
      <style:text-properties fo:color="#ba2121" loext:opacity="100%" fo:font-style="normal" fo:font-weight="normal"/>
    </style:style>
    <style:style style:name="T48" style:family="text">
      <style:text-properties fo:color="#ba2121" loext:opacity="100%" fo:font-style="normal" style:text-underline-style="none" fo:font-weight="normal"/>
    </style:style>
    <style:style style:name="T49" style:family="text">
      <style:text-properties fo:color="#b5cea8" loext:opacity="100%"/>
    </style:style>
    <style:style style:name="T50" style:family="text">
      <style:text-properties fo:color="#c586c0" loext:opacity="100%"/>
    </style:style>
    <style:style style:name="T51" style:family="text">
      <style:text-properties fo:color="#bbbbbb" loext:opacity="100%"/>
    </style:style>
    <style:style style:name="T52" style:family="text">
      <style:text-properties fo:color="#bbbbbb" loext:opacity="100%" fo:font-weight="normal"/>
    </style:style>
    <style:style style:name="T53" style:family="text">
      <style:text-properties fo:color="#bbbbbb" loext:opacity="100%" fo:font-style="normal" fo:font-weight="normal"/>
    </style:style>
    <style:style style:name="T54" style:family="text">
      <style:text-properties fo:color="#bbbbbb" loext:opacity="100%" fo:font-style="normal" style:text-underline-style="none" fo:font-weight="normal"/>
    </style:style>
    <style:style style:name="T55" style:family="text">
      <style:text-properties fo:color="#0000ff" loext:opacity="100%"/>
    </style:style>
    <style:style style:name="T56" style:family="text">
      <style:text-properties fo:color="#0000ff" loext:opacity="100%" fo:font-weight="normal"/>
    </style:style>
    <style:style style:name="T57" style:family="text">
      <style:text-properties fo:color="#0000ff" loext:opacity="100%" fo:font-style="normal" fo:font-weight="normal"/>
    </style:style>
    <style:style style:name="T58" style:family="text">
      <style:text-properties fo:color="#0000ff" loext:opacity="100%" fo:font-style="normal" style:text-underline-style="none" fo:font-weight="normal"/>
    </style:style>
    <style:style style:name="T59" style:family="text">
      <style:text-properties fo:color="#0000ff" loext:opacity="100%" fo:font-style="normal" style:text-underline-style="none" fo:font-weight="bold"/>
    </style:style>
    <style:style style:name="T60" style:family="text">
      <style:text-properties fo:color="#0000ff" loext:opacity="100%" fo:font-style="normal" fo:font-weight="bold"/>
    </style:style>
    <style:style style:name="T61" style:family="text">
      <style:text-properties fo:color="#0000ff" loext:opacity="100%" fo:font-weight="bold"/>
    </style:style>
    <style:style style:name="T62" style:family="text">
      <style:text-properties fo:color="#767600" loext:opacity="100%"/>
    </style:style>
    <style:style style:name="T63" style:family="text">
      <style:text-properties fo:color="#767600" loext:opacity="100%" fo:font-weight="normal"/>
    </style:style>
    <style:style style:name="T64" style:family="text">
      <style:text-properties fo:color="#767600" loext:opacity="100%" fo:font-style="normal" fo:font-weight="normal"/>
    </style:style>
    <style:style style:name="T65" style:family="text">
      <style:text-properties fo:color="#767600" loext:opacity="100%" fo:font-style="normal" style:text-underline-style="none" fo:font-weight="normal"/>
    </style:style>
    <style:style style:name="T66" style:family="text">
      <style:text-properties fo:color="#d7ba7d" loext:opacity="100%"/>
    </style:style>
    <style:style style:name="T67" style:family="text">
      <style:text-properties fo:color="#b00040" loext:opacity="100%"/>
    </style:style>
    <style:style style:name="T68" style:family="text">
      <style:text-properties fo:color="#b00040" loext:opacity="100%" fo:font-weight="normal"/>
    </style:style>
    <style:style style:name="T69" style:family="text">
      <style:text-properties fo:color="#b00040" loext:opacity="100%" fo:font-style="normal" fo:font-weight="normal"/>
    </style:style>
    <style:style style:name="T70" style:family="text">
      <style:text-properties fo:color="#b00040" loext:opacity="100%" fo:font-style="normal" style:text-underline-style="none" fo:font-weight="normal"/>
    </style:style>
    <style:style style:name="T71" style:family="text">
      <style:text-properties fo:color="#aa22ff" loext:opacity="100%"/>
    </style:style>
    <style:style style:name="T72" style:family="text">
      <style:text-properties fo:color="#aa22ff" loext:opacity="100%" fo:font-weight="normal"/>
    </style:style>
    <style:style style:name="T73" style:family="text">
      <style:text-properties fo:color="#aa22ff" loext:opacity="100%" fo:font-style="normal" fo:font-weight="normal"/>
    </style:style>
    <style:style style:name="T74" style:family="text">
      <style:text-properties fo:color="#aa22ff" loext:opacity="100%" fo:font-style="normal" style:text-underline-style="none" fo:font-weight="normal"/>
    </style:style>
    <style:style style:name="T75" style:family="text">
      <style:text-properties style:font-name="Droid Sans Mono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5"/>
      <text:p text:style-name="P1"/>
      <text:p text:style-name="Standard"><text:span text:style-name="T4">ФАКУЛЬТЕТ </text:span><text:span text:style-name="T7">Информатика и системы управления</text:span></text:p>
      <text:p text:style-name="P7"/>
      <text:p text:style-name="Standard"><text:span text:style-name="T4">КАФЕДРА </text:span><text:span text:style-name="T7">Компьютерные системы и сети (ИУ6)</text:span></text:p>
      <text:p text:style-name="P8"/>
      <text:p text:style-name="Standard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я техника</text:span></text:p>
      <text:p text:style-name="P11"/>
      <text:p text:style-name="P1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лабораторной работе № </text:p>
          </table:table-cell>
          <table:table-cell table:style-name="Table2.A1" office:value-type="string">
            <text:p text:style-name="P24"><draw:custom-shape text:anchor-type="char" draw:z-index="0" draw:name="Shape1" draw:style-name="gr1" draw:text-style-name="P51" svg:width="1.006cm" svg:height="0.003cm" svg:x="-0.092cm" svg:y="0.526cm"><text:p/><draw:enhanced-geometry svg:viewBox="0 0 21600 21600" draw:type="mso-spt32" draw:enhanced-path="M 0 0 L 21600 21600 N"/></draw:custom-shape>4</text:p>
          </table:table-cell>
        </table:table-row>
      </table:table>
      <text:h text:style-name="P26" text:outline-level="1"><draw:frame draw:style-name="fr1" draw:name="Frame1" text:anchor-type="char" svg:x="0.065cm" svg:y="0.617cm" svg:width="3.03cm" svg:height="0.82cm" draw:z-index="1"><draw:text-box><text:p text:style-name="P20">Название:</text:p></draw:text-box></draw:frame></text:h>
      <text:h text:style-name="P27" text:outline-level="1">Javascript. <text:span text:style-name="T11">И</text:span>спользование модели документа DOM</text:h>
      <text:h text:style-name="P28" text:outline-level="1"/>
      <text:p text:style-name="P22"><text:span text:style-name="T8">Дисциплина: </text:span><text:span text:style-name="T10">Языки интернет 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17">ИУ6-31Б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8"><text:span text:style-name="T9">Т</text:span>.<text:span text:style-name="T9">Е</text:span>. <text:span text:style-name="T9">Старжевский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>(Группа)</text:p>
          </table:table-cell>
          <table:table-cell table:style-name="Table3.C2" office:value-type="string">
            <text:p text:style-name="P9"/>
          </table:table-cell>
          <table:table-cell table:style-name="Table3.A1" office:value-type="string">
            <text:p text:style-name="P9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9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/>
          </table:table-cell>
          <table:table-cell table:style-name="Table3.C3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21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9">Д. В. Малахо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9"/>
          </table:table-cell>
          <table:table-cell table:style-name="Table3.C5" office:value-type="string">
            <text:p text:style-name="P9"/>
          </table:table-cell>
          <table:table-cell table:style-name="Table3.A1" office:value-type="string">
            <text:p text:style-name="P9">(Подпись, дата)</text:p>
          </table:table-cell>
          <table:table-cell table:style-name="Table3.A1" office:value-type="string">
            <text:p text:style-name="P9">(И.О. Фамилия)</text:p>
          </table:table-cell>
        </table:table-row>
      </table:table>
      <text:p text:style-name="P6"/>
      <text:p text:style-name="P6"/>
      <text:p text:style-name="P6"/>
      <text:p text:style-name="P10"><text:span text:style-name="T3">Москва, 20</text:span><text:span text:style-name="T5">2</text:span><text:span text:style-name="T6">2</text:span></text:p>
      <text:p text:style-name="P46">Разработать страницу для оформления заказа товаров.</text:p>
      <text:list xml:id="list3002783628" text:style-name="L1">
        <text:list-item>
          <text:p text:style-name="P47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47">Сделать кнопку расчёта стоимости заказа.</text:p>
        </text:list-item>
        <text:list-item>
          <text:p text:style-name="P47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47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P49">Код программы:</text:p>
      <text:p text:style-name="P49">Index.html</text:p>
      <text:p text:style-name="P37">&lt;!DOCTYPE html&gt;</text:p>
      <text:p text:style-name="P33"><text:span text:style-name="T20">&lt;</text:span><text:span text:style-name="T32">html</text:span><text:span text:style-name="T20"> </text:span><text:span text:style-name="T40">lang</text:span><text:span text:style-name="T44">=</text:span><text:span text:style-name="T48">"en"</text:span><text:span text:style-name="T20">&gt;</text:span></text:p>
      <text:p text:style-name="P33"><text:span text:style-name="T20">&lt;</text:span><text:span text:style-name="T32">head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charset</text:span><text:span text:style-name="T44">=</text:span><text:span text:style-name="T48">"UTF-8"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http-equiv</text:span><text:span text:style-name="T44">=</text:span><text:span text:style-name="T48">"X-UA-Compatible"</text:span><text:span text:style-name="T20"> </text:span><text:span text:style-name="T40">content</text:span><text:span text:style-name="T44">=</text:span><text:span text:style-name="T48">"IE=edge"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name</text:span><text:span text:style-name="T44">=</text:span><text:span text:style-name="T48">"viewport"</text:span><text:span text:style-name="T20"> </text:span><text:span text:style-name="T40">content</text:span><text:span text:style-name="T44">=</text:span><text:span text:style-name="T48">"width=device-width, initial-scale=1.0"</text:span><text:span text:style-name="T20">&gt;</text:span></text:p>
      <text:p text:style-name="P33"><text:span text:style-name="T20">&lt;</text:span><text:span text:style-name="T32">title</text:span><text:span text:style-name="T20">&gt;lab4&lt;/</text:span><text:span text:style-name="T32">title</text:span><text:span text:style-name="T20">&gt;</text:span></text:p>
      <text:p text:style-name="P33"><text:span text:style-name="T20">&lt;</text:span><text:span text:style-name="T32">link</text:span><text:span text:style-name="T20"> </text:span><text:span text:style-name="T40">rel</text:span><text:span text:style-name="T44">=</text:span><text:span text:style-name="T48">"stylesheet"</text:span><text:span text:style-name="T20"> </text:span><text:span text:style-name="T40">href</text:span><text:span text:style-name="T44">=</text:span><text:span text:style-name="T48">"src/bootstrap.min.css"</text:span><text:span text:style-name="T20">&gt;</text:span></text:p>
      <text:p text:style-name="P33"><text:span text:style-name="T20">&lt;</text:span><text:span text:style-name="T32">link</text:span><text:span text:style-name="T20"> </text:span><text:span text:style-name="T40">rel</text:span><text:span text:style-name="T44">=</text:span><text:span text:style-name="T48">"stylesheet"</text:span><text:span text:style-name="T20"> </text:span><text:span text:style-name="T40">href</text:span><text:span text:style-name="T44">=</text:span><text:span text:style-name="T48">"style.css"</text:span><text:span text:style-name="T20">&gt;</text:span></text:p>
      <text:p text:style-name="P33"><text:span text:style-name="T20">&lt;</text:span><text:span text:style-name="T32">script</text:span><text:span text:style-name="T20"> </text:span><text:span text:style-name="T40">src</text:span><text:span text:style-name="T44">=</text:span><text:span text:style-name="T48">"main.js"</text:span><text:span text:style-name="T20">&gt;&lt;/</text:span><text:span text:style-name="T32">script</text:span><text:span text:style-name="T20">&gt;</text:span></text:p>
      <text:p text:style-name="P33"><text:span text:style-name="T20">&lt;/</text:span><text:span text:style-name="T32">head</text:span><text:span text:style-name="T20">&gt;</text:span></text:p>
      <text:p text:style-name="P33"><text:span text:style-name="T20">&lt;</text:span><text:span text:style-name="T32">body</text:span><text:span text:style-name="T20">&gt;</text:span></text:p>
      <text:p text:style-name="P33"><text:span text:style-name="T20">&lt;</text:span><text:span text:style-name="T32">nav</text:span><text:span text:style-name="T20"> </text:span><text:span text:style-name="T40">class</text:span><text:span text:style-name="T44">=</text:span><text:span text:style-name="T48">"navbar navbar-expand-lg navbar-dark my-primary"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class</text:span><text:span text:style-name="T44">=</text:span><text:span text:style-name="T48">"navbar-brand"</text:span><text:span text:style-name="T20"> </text:span><text:span text:style-name="T40">href</text:span><text:span text:style-name="T44">=</text:span><text:span text:style-name="T48">"index.html"</text:span><text:span text:style-name="T20">&gt;Home&lt;/</text:span><text:span text:style-name="T32">a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class</text:span><text:span text:style-name="T44">=</text:span><text:span text:style-name="T48">"nav-link"</text:span><text:span text:style-name="T20"> </text:span><text:span text:style-name="T40">href</text:span><text:span text:style-name="T44">=</text:span><text:span text:style-name="T48">"goods.html"</text:span><text:span text:style-name="T20">&gt;Goods&lt;/</text:span><text:span text:style-name="T32">a</text:span><text:span text:style-name="T20">&gt;</text:span></text:p>
      <text:p text:style-name="P33"><text:span text:style-name="T20">&lt;/</text:span><text:span text:style-name="T32">nav</text:span><text:span text:style-name="T20">&gt;</text:span></text:p>
      <text:p text:style-name="P33"><text:span text:style-name="T20">&lt;</text:span><text:span text:style-name="T32">main</text:span><text:span text:style-name="T20"> </text:span><text:span text:style-name="T40">class</text:span><text:span text:style-name="T44">=</text:span><text:span text:style-name="T48">"center"</text:span><text:span text:style-name="T20">&gt;</text:span></text:p>
      <text:p text:style-name="P33"><text:span text:style-name="T20">&lt;</text:span><text:span text:style-name="T32">form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ntainer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"</text:span><text:span text:style-name="T20">&gt;</text:span></text:p>
      <text:p text:style-name="P33"><text:span text:style-name="T20">&lt;</text:span><text:span text:style-name="T32">input</text:span><text:span text:style-name="T20"> </text:span><text:span text:style-name="T40">id</text:span><text:span text:style-name="T44">=</text:span><text:span text:style-name="T48">"Name"</text:span><text:span text:style-name="T20"> </text:span><text:span text:style-name="T40">type</text:span><text:span text:style-name="T44">=</text:span><text:span text:style-name="T48">"text"</text:span><text:span text:style-name="T20"> </text:span><text:span text:style-name="T40">name</text:span><text:span text:style-name="T44">=</text:span><text:span text:style-name="T48">"fname"</text:span><text:span text:style-name="T20"> </text:span><text:span text:style-name="T40">placeholder</text:span><text:span text:style-name="T44">=</text:span><text:span text:style-name="T48">"Наименование"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 "</text:span><text:span text:style-name="T20">&gt;</text:span></text:p>
      <text:p text:style-name="P33"><text:span text:style-name="T20">&lt;</text:span><text:span text:style-name="T32">input</text:span><text:span text:style-name="T20"> </text:span><text:span text:style-name="T40">id</text:span><text:span text:style-name="T44">=</text:span><text:span text:style-name="T48">"Cost"</text:span><text:span text:style-name="T20"> </text:span><text:span text:style-name="T40">type</text:span><text:span text:style-name="T44">=</text:span><text:span text:style-name="T48">"email"</text:span><text:span text:style-name="T20"> </text:span><text:span text:style-name="T40">name</text:span><text:span text:style-name="T44">=</text:span><text:span text:style-name="T48">"email"</text:span><text:span text:style-name="T20"> </text:span><text:span text:style-name="T40">placeholder</text:span><text:span text:style-name="T44">=</text:span><text:span text:style-name="T48">"Стоимость"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 center"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onclick</text:span><text:span text:style-name="T44">=</text:span><text:span text:style-name="T48">"pushFromInput()"</text:span><text:span text:style-name="T20"> </text:span><text:span text:style-name="T40">class</text:span><text:span text:style-name="T44">=</text:span><text:span text:style-name="T48">"button"</text:span><text:span text:style-name="T20">&gt;Добавить&lt;/</text:span><text:span text:style-name="T32">a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onclick</text:span><text:span text:style-name="T44">=</text:span><text:span text:style-name="T48">"count()"</text:span><text:span text:style-name="T20"> </text:span><text:span text:style-name="T40">class</text:span><text:span text:style-name="T44">=</text:span><text:span text:style-name="T48">"button"</text:span><text:span text:style-name="T20">&gt;Посчитать&lt;/</text:span><text:span text:style-name="T32">a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onclick</text:span><text:span text:style-name="T44">=</text:span><text:span text:style-name="T48">"fullfil_table('database')"</text:span><text:span text:style-name="T20"> </text:span><text:span text:style-name="T40">class</text:span><text:span text:style-name="T44">=</text:span><text:span text:style-name="T48">"button"</text:span><text:span text:style-name="T20">&gt;Увидеть БД&lt;/</text:span><text:span text:style-name="T32">a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form</text:span><text:span text:style-name="T20">&gt;</text:span></text:p>
      <text:p text:style-name="P33"><text:span text:style-name="T20">&lt;/</text:span><text:span text:style-name="T32">main</text:span><text:span text:style-name="T20">&gt;</text:span></text:p>
      <text:p text:style-name="P33"><text:span text:style-name="T20">&lt;</text:span><text:span text:style-name="T32">section</text:span><text:span text:style-name="T20"> </text:span><text:span text:style-name="T40">class</text:span><text:span text:style-name="T44">=</text:span><text:span text:style-name="T48">"center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id</text:span><text:span text:style-name="T44">=</text:span><text:span text:style-name="T48">"output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"</text:span><text:span text:style-name="T20">&gt;</text:span></text:p>
      <text:p text:style-name="P33"><text:soft-page-break/><text:span text:style-name="T20">&lt;</text:span><text:span text:style-name="T32">div</text:span><text:span text:style-name="T20"> </text:span><text:span text:style-name="T40">class</text:span><text:span text:style-name="T44">=</text:span><text:span text:style-name="T48">"col-3 purple-hover"</text:span><text:span text:style-name="T20">&gt;Номер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5 purple-hover"</text:span><text:span text:style-name="T20">&gt;Наименование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4 purple-hover"</text:span><text:span text:style-name="T20">&gt;Стоимость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section</text:span><text:span text:style-name="T20">&gt;</text:span></text:p>
      <text:p text:style-name="P33"><text:span text:style-name="T20">&lt;</text:span><text:span text:style-name="T32">footer</text:span><text:span text:style-name="T20"> </text:span><text:span text:style-name="T40">class</text:span><text:span text:style-name="T44">=</text:span><text:span text:style-name="T48">"center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id</text:span><text:span text:style-name="T44">=</text:span><text:span text:style-name="T48">"database"</text:span><text:span text:style-name="T20"> </text:span><text:span text:style-name="T40">class</text:span><text:span text:style-name="T44">=</text:span><text:span text:style-name="T48">"table-view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3 purple-hover"</text:span><text:span text:style-name="T20">&gt;Номер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5 purple-hover"</text:span><text:span text:style-name="T20">&gt;Наименование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4 purple-hover"</text:span><text:span text:style-name="T20">&gt;Стоимость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footer</text:span><text:span text:style-name="T20">&gt;</text:span></text:p>
      <text:p text:style-name="P33"><text:span text:style-name="T20">&lt;/</text:span><text:span text:style-name="T32">body</text:span><text:span text:style-name="T20">&gt;</text:span></text:p>
      <text:p text:style-name="P33"><text:span text:style-name="T20">&lt;/</text:span><text:span text:style-name="T32">html</text:span><text:span text:style-name="T20">&gt;</text:span></text:p>
      <text:p text:style-name="P49"/>
      <text:p text:style-name="P49">goods.html</text:p>
      <text:p text:style-name="P37">&lt;!DOCTYPE html&gt;</text:p>
      <text:p text:style-name="P33"><text:span text:style-name="T20">&lt;</text:span><text:span text:style-name="T32">html</text:span><text:span text:style-name="T20"> </text:span><text:span text:style-name="T40">lang</text:span><text:span text:style-name="T44">=</text:span><text:span text:style-name="T48">"en"</text:span><text:span text:style-name="T20">&gt;</text:span></text:p>
      <text:p text:style-name="P33"><text:span text:style-name="T20">&lt;</text:span><text:span text:style-name="T32">head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charset</text:span><text:span text:style-name="T44">=</text:span><text:span text:style-name="T48">"UTF-8"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http-equiv</text:span><text:span text:style-name="T44">=</text:span><text:span text:style-name="T48">"X-UA-Compatible"</text:span><text:span text:style-name="T20"> </text:span><text:span text:style-name="T40">content</text:span><text:span text:style-name="T44">=</text:span><text:span text:style-name="T48">"IE=edge"</text:span><text:span text:style-name="T20">&gt;</text:span></text:p>
      <text:p text:style-name="P33"><text:span text:style-name="T20">&lt;</text:span><text:span text:style-name="T32">meta</text:span><text:span text:style-name="T20"> </text:span><text:span text:style-name="T40">name</text:span><text:span text:style-name="T44">=</text:span><text:span text:style-name="T48">"viewport"</text:span><text:span text:style-name="T20"> </text:span><text:span text:style-name="T40">content</text:span><text:span text:style-name="T44">=</text:span><text:span text:style-name="T48">"width=device-width, initial-scale=1.0"</text:span><text:span text:style-name="T20">&gt;</text:span></text:p>
      <text:p text:style-name="P33"><text:span text:style-name="T20">&lt;</text:span><text:span text:style-name="T32">title</text:span><text:span text:style-name="T20">&gt;Document&lt;/</text:span><text:span text:style-name="T32">title</text:span><text:span text:style-name="T20">&gt;</text:span></text:p>
      <text:p text:style-name="P33"><text:span text:style-name="T20">&lt;</text:span><text:span text:style-name="T32">link</text:span><text:span text:style-name="T20"> </text:span><text:span text:style-name="T40">rel</text:span><text:span text:style-name="T44">=</text:span><text:span text:style-name="T48">"stylesheet"</text:span><text:span text:style-name="T20"> </text:span><text:span text:style-name="T40">href</text:span><text:span text:style-name="T44">=</text:span><text:span text:style-name="T48">"src/bootstrap.min.css"</text:span><text:span text:style-name="T20">&gt;</text:span></text:p>
      <text:p text:style-name="P33"><text:span text:style-name="T20">&lt;</text:span><text:span text:style-name="T32">link</text:span><text:span text:style-name="T20"> </text:span><text:span text:style-name="T40">rel</text:span><text:span text:style-name="T44">=</text:span><text:span text:style-name="T48">"stylesheet"</text:span><text:span text:style-name="T20"> </text:span><text:span text:style-name="T40">href</text:span><text:span text:style-name="T44">=</text:span><text:span text:style-name="T48">"style.css"</text:span><text:span text:style-name="T20">&gt;</text:span></text:p>
      <text:p text:style-name="P33"><text:span text:style-name="T20">&lt;</text:span><text:span text:style-name="T32">script</text:span><text:span text:style-name="T20"> </text:span><text:span text:style-name="T40">src</text:span><text:span text:style-name="T44">=</text:span><text:span text:style-name="T48">"main.js"</text:span><text:span text:style-name="T20">&gt;&lt;/</text:span><text:span text:style-name="T32">script</text:span><text:span text:style-name="T20">&gt;</text:span></text:p>
      <text:p text:style-name="P33"><text:span text:style-name="T20">&lt;/</text:span><text:span text:style-name="T32">head</text:span><text:span text:style-name="T20">&gt;</text:span></text:p>
      <text:p text:style-name="P33"><text:span text:style-name="T20">&lt;</text:span><text:span text:style-name="T32">body</text:span><text:span text:style-name="T20"> </text:span><text:span text:style-name="T40">onload</text:span><text:span text:style-name="T44">=</text:span><text:span text:style-name="T48">"fullfil_table('output')"</text:span><text:span text:style-name="T20">&gt;</text:span></text:p>
      <text:p text:style-name="P33"><text:span text:style-name="T20">&lt;</text:span><text:span text:style-name="T32">nav</text:span><text:span text:style-name="T20"> </text:span><text:span text:style-name="T40">class</text:span><text:span text:style-name="T44">=</text:span><text:span text:style-name="T48">"navbar navbar-expand-lg navbar-dark my-primary"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class</text:span><text:span text:style-name="T44">=</text:span><text:span text:style-name="T48">"navbar-brand"</text:span><text:span text:style-name="T20"> </text:span><text:span text:style-name="T40">href</text:span><text:span text:style-name="T44">=</text:span><text:span text:style-name="T48">"index.html"</text:span><text:span text:style-name="T20">&gt;Home&lt;/</text:span><text:span text:style-name="T32">a</text:span><text:span text:style-name="T20">&gt;</text:span></text:p>
      <text:p text:style-name="P33"><text:span text:style-name="T20">&lt;</text:span><text:span text:style-name="T32">a</text:span><text:span text:style-name="T20"> </text:span><text:span text:style-name="T40">class</text:span><text:span text:style-name="T44">=</text:span><text:span text:style-name="T48">"nav-link"</text:span><text:span text:style-name="T20"> </text:span><text:span text:style-name="T40">href</text:span><text:span text:style-name="T44">=</text:span><text:span text:style-name="T48">"goods.html"</text:span><text:span text:style-name="T20">&gt;Goods&lt;/</text:span><text:span text:style-name="T32">a</text:span><text:span text:style-name="T20">&gt;</text:span></text:p>
      <text:p text:style-name="P33"><text:span text:style-name="T20">&lt;/</text:span><text:span text:style-name="T32">nav</text:span><text:span text:style-name="T20">&gt;</text:span></text:p>
      <text:p text:style-name="P33"><text:span text:style-name="T20">&lt;</text:span><text:span text:style-name="T32">main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id</text:span><text:span text:style-name="T44">=</text:span><text:span text:style-name="T48">"output"</text:span><text:span text:style-name="T20"> </text:span><text:span text:style-name="T40">class</text:span><text:span text:style-name="T44">=</text:span><text:span text:style-name="T48">"table-view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row"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3 purple-hover"</text:span><text:span text:style-name="T20">&gt;Номер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5 purple-hover"</text:span><text:span text:style-name="T20">&gt;Наименование&lt;/</text:span><text:span text:style-name="T32">div</text:span><text:span text:style-name="T20">&gt;</text:span></text:p>
      <text:p text:style-name="P33"><text:span text:style-name="T20">&lt;</text:span><text:span text:style-name="T32">div</text:span><text:span text:style-name="T20"> </text:span><text:span text:style-name="T40">class</text:span><text:span text:style-name="T44">=</text:span><text:span text:style-name="T48">"col-4 purple-hover"</text:span><text:span text:style-name="T20">&gt;Стоимость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div</text:span><text:span text:style-name="T20">&gt;</text:span></text:p>
      <text:p text:style-name="P33"><text:span text:style-name="T20">&lt;/</text:span><text:span text:style-name="T32">main</text:span><text:span text:style-name="T20">&gt;</text:span></text:p>
      <text:p text:style-name="P33"><text:span text:style-name="T20">&lt;/</text:span><text:span text:style-name="T32">body</text:span><text:span text:style-name="T20">&gt;</text:span></text:p>
      <text:p text:style-name="P33"><text:span text:style-name="T20">&lt;/</text:span><text:span text:style-name="T32">html</text:span><text:span text:style-name="T20">&gt;</text:span></text:p>
      <text:p text:style-name="P49"/>
      <text:p text:style-name="P49"/>
      <text:p text:style-name="P50">main.js</text:p>
      <text:p text:style-name="P31"><text:span text:style-name="T20">let</text:span><text:span text:style-name="T54"> </text:span><text:span text:style-name="T32">index</text:span><text:span text:style-name="T54"> </text:span><text:span text:style-name="T44">=</text:span><text:span text:style-name="T54"> </text:span><text:span text:style-name="T44">1</text:span><text:span text:style-name="T20">;</text:span></text:p>
      <text:p text:style-name="P34"><text:span text:style-name="T20">let</text:span><text:span text:style-name="T54"> </text:span><text:span text:style-name="T20">isDbNotShow</text:span><text:span text:style-name="T54"> </text:span><text:span text:style-name="T44">=</text:span><text:span text:style-name="T54"> </text:span><text:span text:style-name="T32">true</text:span><text:span text:style-name="T20">;</text:span></text:p>
      <text:p text:style-name="P34"><text:span text:style-name="T20">let</text:span><text:span text:style-name="T54"> </text:span><text:span text:style-name="T20">rand_mas</text:span><text:span text:style-name="T54"> </text:span><text:span text:style-name="T44">=</text:span><text:span text:style-name="T54"> </text:span><text:span text:style-name="T44">[</text:span><text:span text:style-name="T20">77, 25, 44, 32, 12, 118, 128, 24, 136, </text:span></text:p>
      <text:p text:style-name="P38">144, 134, 24, 109, 97, 64, 48, 71, 2, 69, 22, </text:p>
      <text:p text:style-name="P38">84, 46, 56, 131, 92, 121, 90, 65, 146, 70, 8, </text:p>
      <text:p text:style-name="P38">137, 131, 2, 23, 65, 142, 24, 25, 32, 0, 118, </text:p>
      <text:p text:style-name="P34"><text:span text:style-name="T20"><text:s/>1, 141, 137, 53</text:span><text:span text:style-name="T44">]</text:span></text:p>
      <text:p text:style-name="P34"><text:span text:style-name="T20">let</text:span><text:span text:style-name="T54"> </text:span><text:span text:style-name="T20">rand_mas_names</text:span><text:span text:style-name="T54"> </text:span><text:span text:style-name="T44">=</text:span><text:span text:style-name="T54"> </text:span></text:p>
      <text:p text:style-name="P34"><text:span text:style-name="T44">[</text:span><text:span text:style-name="T20">'Дуриан', 'Звёздчатое яблоко', 'Наранхилья', 'Цедра', </text:span></text:p>
      <text:p text:style-name="P38">'Померанец', 'Араза', 'Чалта', 'Канталупа', 'Ирга', </text:p>
      <text:p text:style-name="P38">'Пандан', 'Купуасу', 'Джамбу', 'Астрокариум', 'Груша', </text:p>
      <text:p text:style-name="P38">'Фикус', 'Джамболан', 'Воаванга', 'Сантол', 'Гранадилла', </text:p>
      <text:p text:style-name="P38">'Инга', 'Баккорея', 'Физалис', 'Аки', 'Кокона', 'Плумкот', </text:p>
      <text:p text:style-name="P38">'Помело', 'Карисса', 'Папайя', 'Сирсак', 'Виноград', 'Акебия', </text:p>
      <text:p text:style-name="P38">'Вампи', 'Дакриодес', 'Черёмуха', 'Арбуз', 'Папеда', 'Помелит', </text:p>
      <text:p text:style-name="P38">'Генипа', 'Чемпедак', 'Бойзенова ягода', 'Слива', 'Капулин', </text:p>
      <text:p text:style-name="P38">'Лума', 'Алыча', 'Карамбола', 'Свити', 'Ягодный мармелад', 'Сикана', </text:p>
      <text:p text:style-name="P34"><text:span text:style-name="T20">'Тамаринд', 'Персик'</text:span><text:span text:style-name="T44">]</text:span></text:p>
      <text:p text:style-name="P41"/>
      <text:p text:style-name="P34"><text:span text:style-name="T32">function</text:span><text:span text:style-name="T54"> </text:span><text:span text:style-name="T20">pushFromInput()</text:span><text:span text:style-name="T54"> </text:span><text:span text:style-name="T20">{</text:span></text:p>
      <text:p text:style-name="P34"><text:span text:style-name="T20">createListElement(document.getElementById(</text:span><text:span text:style-name="T48">'Name'</text:span><text:span text:style-name="T20">).</text:span><text:span text:style-name="T32">value</text:span><text:span text:style-name="T20">,</text:span><text:span text:style-name="T54"> </text:span><text:span text:style-name="T20">document.getElementById(</text:span><text:span text:style-name="T48">'Cost'</text:span><text:span text:style-name="T20">).</text:span><text:span text:style-name="T32">value</text:span><text:span text:style-name="T20">);</text:span></text:p>
      <text:p text:style-name="P34"><text:span text:style-name="T20">document.getElementById(</text:span><text:span text:style-name="T48">'Name'</text:span><text:span text:style-name="T20">).</text:span><text:span text:style-name="T32">value</text:span><text:span text:style-name="T54"> </text:span><text:span text:style-name="T44">=</text:span><text:span text:style-name="T54"> </text:span><text:span text:style-name="T48">''</text:span><text:span text:style-name="T20">;</text:span></text:p>
      <text:p text:style-name="P34"><text:span text:style-name="T20">document.getElementById(</text:span><text:span text:style-name="T48">'Cost'</text:span><text:span text:style-name="T20">).</text:span><text:span text:style-name="T32">value</text:span><text:span text:style-name="T54"> </text:span><text:span text:style-name="T44">=</text:span><text:span text:style-name="T54"> </text:span><text:span text:style-name="T48">''</text:span><text:span text:style-name="T20">;</text:span></text:p>
      <text:p text:style-name="P38">}</text:p>
      <text:p text:style-name="P34"><text:span text:style-name="T32">function</text:span><text:span text:style-name="T54"> </text:span><text:span text:style-name="T20">createListElement(name,</text:span><text:span text:style-name="T54"> </text:span><text:span text:style-name="T20">cost)</text:span><text:span text:style-name="T54"> </text:span><text:span text:style-name="T20">{</text:span></text:p>
      <text:p text:style-name="P34"><text:span text:style-name="T20">let</text:span><text:span text:style-name="T54"> </text:span><text:span text:style-name="T32">output</text:span><text:span text:style-name="T54"> </text:span><text:span text:style-name="T44">=</text:span><text:span text:style-name="T54"> </text:span><text:span text:style-name="T20">document.getElementById(</text:span><text:span text:style-name="T48">'output'</text:span><text:span text:style-name="T20">);</text:span></text:p>
      <text:p text:style-name="P41"/>
      <text:p text:style-name="P34"><text:span text:style-name="T20">let</text:span><text:span text:style-name="T54"> </text:span><text:span text:style-name="T20">div_row</text:span><text:span text:style-name="T54"> </text:span><text:span text:style-name="T44">=</text:span><text:span text:style-name="T54"> </text:span><text:span text:style-name="T20">document.createElement(</text:span><text:span text:style-name="T48">'div'</text:span><text:span text:style-name="T20">);</text:span></text:p>
      <text:p text:style-name="P34"><text:span text:style-name="T20">div_row.classList.</text:span><text:span text:style-name="T32">add</text:span><text:span text:style-name="T20">(</text:span><text:span text:style-name="T48">'row'</text:span><text:span text:style-name="T20">);</text:span></text:p>
      <text:p text:style-name="P34"><text:span text:style-name="T20">div_row.addEventListener(</text:span><text:span text:style-name="T48">'click'</text:span><text:span text:style-name="T20">,</text:span><text:span text:style-name="T54"> </text:span><text:span text:style-name="T20">()</text:span><text:span text:style-name="T54"> </text:span><text:span text:style-name="T44">=&gt;</text:span><text:span text:style-name="T54"> </text:span><text:span text:style-name="T20">{</text:span></text:p>
      <text:p text:style-name="P34"><text:span text:style-name="T20">div_row.remove();</text:span></text:p>
      <text:p text:style-name="P34"><text:span text:style-name="T32">index</text:span><text:span text:style-name="T44">--</text:span><text:span text:style-name="T20">;</text:span></text:p>
      <text:p text:style-name="P34"><text:span text:style-name="T20">});</text:span></text:p>
      <text:p text:style-name="P34"><text:span text:style-name="T20">let</text:span><text:span text:style-name="T54"> </text:span><text:span text:style-name="T20">mas</text:span><text:span text:style-name="T54"> </text:span><text:span text:style-name="T44">=</text:span><text:span text:style-name="T54"> </text:span><text:span text:style-name="T20">[];</text:span></text:p>
      <text:p text:style-name="P34"><text:span text:style-name="T32">for</text:span><text:span text:style-name="T54"> </text:span><text:span text:style-name="T20">(let</text:span><text:span text:style-name="T54"> </text:span><text:span text:style-name="T20">i</text:span><text:span text:style-name="T54"> </text:span><text:span text:style-name="T44">=</text:span><text:span text:style-name="T54"> </text:span><text:span text:style-name="T44">0</text:span><text:span text:style-name="T20">;</text:span><text:span text:style-name="T54"> </text:span><text:span text:style-name="T20">i</text:span><text:span text:style-name="T54"> </text:span><text:span text:style-name="T44">&lt;</text:span><text:span text:style-name="T54"> </text:span><text:span text:style-name="T44">3</text:span><text:span text:style-name="T20">;</text:span><text:span text:style-name="T54"> </text:span><text:span text:style-name="T20">i</text:span><text:span text:style-name="T44">++</text:span><text:span text:style-name="T20">)</text:span><text:span text:style-name="T54"> </text:span><text:span text:style-name="T20">{</text:span></text:p>
      <text:p text:style-name="P34"><text:span text:style-name="T20">mas.push(document.createElement(</text:span><text:span text:style-name="T48">'div'</text:span><text:span text:style-name="T20">))</text:span></text:p>
      <text:p text:style-name="P34"><text:span text:style-name="T20">mas</text:span><text:span text:style-name="T44">[</text:span><text:span text:style-name="T20">i</text:span><text:span text:style-name="T44">]</text:span><text:span text:style-name="T20">.classList.</text:span><text:span text:style-name="T32">add</text:span><text:span text:style-name="T20">(</text:span><text:span text:style-name="T48">'purple-hover'</text:span><text:span text:style-name="T20">);</text:span></text:p>
      <text:p text:style-name="P38">}</text:p>
      <text:p text:style-name="P34"><text:span text:style-name="T20">mas</text:span><text:span text:style-name="T44">[</text:span><text:span text:style-name="T20">0</text:span><text:span text:style-name="T44">]</text:span><text:span text:style-name="T20">.classList.</text:span><text:span text:style-name="T32">add</text:span><text:span text:style-name="T20">(</text:span><text:span text:style-name="T48">'col-3'</text:span><text:span text:style-name="T20">);</text:span></text:p>
      <text:p text:style-name="P34"><text:span text:style-name="T20">mas</text:span><text:span text:style-name="T44">[</text:span><text:span text:style-name="T20">1</text:span><text:span text:style-name="T44">]</text:span><text:span text:style-name="T20">.classList.</text:span><text:span text:style-name="T32">add</text:span><text:span text:style-name="T20">(</text:span><text:span text:style-name="T48">'col-5'</text:span><text:span text:style-name="T20">);</text:span></text:p>
      <text:p text:style-name="P34"><text:span text:style-name="T20">mas</text:span><text:span text:style-name="T44">[</text:span><text:span text:style-name="T20">2</text:span><text:span text:style-name="T44">]</text:span><text:span text:style-name="T20">.classList.</text:span><text:span text:style-name="T32">add</text:span><text:span text:style-name="T20">(</text:span><text:span text:style-name="T48">'col-4'</text:span><text:span text:style-name="T20">);</text:span></text:p>
      <text:p text:style-name="P41"/>
      <text:p text:style-name="P34"><text:span text:style-name="T20">mas</text:span><text:span text:style-name="T44">[</text:span><text:span text:style-name="T20">0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32">index</text:span><text:span text:style-name="T20">;</text:span></text:p>
      <text:p text:style-name="P34"><text:span text:style-name="T20">mas</text:span><text:span text:style-name="T44">[</text:span><text:span text:style-name="T20">1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20">name;</text:span></text:p>
      <text:p text:style-name="P34"><text:span text:style-name="T20">mas</text:span><text:span text:style-name="T44">[</text:span><text:span text:style-name="T20">2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20">cost;</text:span></text:p>
      <text:p text:style-name="P34"><text:span text:style-name="T20">mas</text:span><text:span text:style-name="T44">[</text:span><text:span text:style-name="T20">2</text:span><text:span text:style-name="T44">]</text:span><text:span text:style-name="T20">.setAttribute(</text:span><text:span text:style-name="T48">'id'</text:span><text:span text:style-name="T20">,</text:span><text:span text:style-name="T54"> </text:span><text:span text:style-name="T20">`cost</text:span><text:span text:style-name="T54"> </text:span><text:span text:style-name="T20">${</text:span><text:span text:style-name="T32">index</text:span><text:span text:style-name="T44">++</text:span><text:span text:style-name="T20">}`);</text:span></text:p>
      <text:p text:style-name="P34"><text:span text:style-name="T20">mas.forEach(</text:span><text:span text:style-name="T32">element</text:span><text:span text:style-name="T54"> </text:span><text:span text:style-name="T44">=&gt;</text:span><text:span text:style-name="T54"> </text:span><text:span text:style-name="T20">{</text:span></text:p>
      <text:p text:style-name="P34"><text:span text:style-name="T20">div_row.appendChild(</text:span><text:span text:style-name="T32">element</text:span><text:span text:style-name="T20">);</text:span></text:p>
      <text:p text:style-name="P34"><text:span text:style-name="T20">});</text:span></text:p>
      <text:p text:style-name="P34"><text:soft-page-break/><text:span text:style-name="T32">output</text:span><text:span text:style-name="T20">.appendChild(div_row);</text:span></text:p>
      <text:p text:style-name="P38">}</text:p>
      <text:p text:style-name="P41"/>
      <text:p text:style-name="P34"><text:span text:style-name="T32">function</text:span><text:span text:style-name="T54"> </text:span><text:span text:style-name="T20">fullfil_table(id){</text:span></text:p>
      <text:p text:style-name="P34"><text:span text:style-name="T32">if</text:span><text:span text:style-name="T20">(isDbNotShow){</text:span></text:p>
      <text:p text:style-name="P34"><text:span text:style-name="T20">isDbNotShow</text:span><text:span text:style-name="T54"> </text:span><text:span text:style-name="T44">=</text:span><text:span text:style-name="T54"> </text:span><text:span text:style-name="T32">false</text:span><text:span text:style-name="T20">;</text:span></text:p>
      <text:p text:style-name="P34"><text:span text:style-name="T20">let</text:span><text:span text:style-name="T54"> </text:span><text:span text:style-name="T32">index</text:span><text:span text:style-name="T54"> </text:span><text:span text:style-name="T44">=</text:span><text:span text:style-name="T54"> </text:span><text:span text:style-name="T44">0</text:span><text:span text:style-name="T20">;</text:span></text:p>
      <text:p text:style-name="P41"/>
      <text:p text:style-name="P34"><text:span text:style-name="T20">let</text:span><text:span text:style-name="T54"> </text:span><text:span text:style-name="T20">dbList</text:span><text:span text:style-name="T54"> </text:span><text:span text:style-name="T44">=</text:span><text:span text:style-name="T54"> </text:span><text:span text:style-name="T20">document.getElementById(id);</text:span></text:p>
      <text:p text:style-name="P41"/>
      <text:p text:style-name="P34"><text:span text:style-name="T32">for</text:span><text:span text:style-name="T54"> </text:span><text:span text:style-name="T20">(let</text:span><text:span text:style-name="T54"> </text:span><text:span text:style-name="T20">i</text:span><text:span text:style-name="T54"> </text:span><text:span text:style-name="T44">=</text:span><text:span text:style-name="T54"> </text:span><text:span text:style-name="T44">0</text:span><text:span text:style-name="T20">;</text:span><text:span text:style-name="T54"> </text:span><text:span text:style-name="T20">i</text:span><text:span text:style-name="T54"> </text:span><text:span text:style-name="T44">&lt;</text:span><text:span text:style-name="T54"> </text:span><text:span text:style-name="T44">50</text:span><text:span text:style-name="T20">;</text:span><text:span text:style-name="T54"> </text:span><text:span text:style-name="T20">i</text:span><text:span text:style-name="T44">++</text:span><text:span text:style-name="T20">)</text:span><text:span text:style-name="T54"> </text:span><text:span text:style-name="T20">{</text:span></text:p>
      <text:p text:style-name="P34"><text:span text:style-name="T20">let</text:span><text:span text:style-name="T54"> </text:span><text:span text:style-name="T20">div_row</text:span><text:span text:style-name="T54"> </text:span><text:span text:style-name="T44">=</text:span><text:span text:style-name="T54"> </text:span><text:span text:style-name="T20">document.createElement(</text:span><text:span text:style-name="T48">'div'</text:span><text:span text:style-name="T20">);</text:span></text:p>
      <text:p text:style-name="P34"><text:span text:style-name="T20">div_row.classList.</text:span><text:span text:style-name="T32">add</text:span><text:span text:style-name="T20">(</text:span><text:span text:style-name="T48">'row'</text:span><text:span text:style-name="T20">,</text:span><text:span text:style-name="T54"> </text:span><text:span text:style-name="T48">'purple-hover'</text:span><text:span text:style-name="T20">);</text:span></text:p>
      <text:p text:style-name="P34"><text:span text:style-name="T20">div_row.addEventListener(</text:span><text:span text:style-name="T48">'click'</text:span><text:span text:style-name="T20">,</text:span><text:span text:style-name="T54"> </text:span><text:span text:style-name="T20">()</text:span><text:span text:style-name="T44">=&gt;</text:span><text:span text:style-name="T20">{</text:span></text:p>
      <text:p text:style-name="P34"><text:span text:style-name="T20">div_row.classList.</text:span><text:span text:style-name="T32">add</text:span><text:span text:style-name="T20">(</text:span><text:span text:style-name="T48">'purple'</text:span><text:span text:style-name="T20">);</text:span></text:p>
      <text:p text:style-name="P34"><text:span text:style-name="T20">createListElement(rand_mas_names</text:span><text:span text:style-name="T44">[</text:span><text:span text:style-name="T20">i</text:span><text:span text:style-name="T44">]</text:span><text:span text:style-name="T20">,</text:span><text:span text:style-name="T54"> </text:span><text:span text:style-name="T20">rand_mas</text:span><text:span text:style-name="T44">[</text:span><text:span text:style-name="T20">i</text:span><text:span text:style-name="T44">]</text:span><text:span text:style-name="T20">);</text:span></text:p>
      <text:p text:style-name="P34"><text:span text:style-name="T20">});</text:span></text:p>
      <text:p text:style-name="P34"><text:span text:style-name="T20">let</text:span><text:span text:style-name="T54"> </text:span><text:span text:style-name="T20">mas</text:span><text:span text:style-name="T54"> </text:span><text:span text:style-name="T44">=</text:span><text:span text:style-name="T54"> </text:span><text:span text:style-name="T20">[];</text:span></text:p>
      <text:p text:style-name="P34"><text:span text:style-name="T32">for</text:span><text:span text:style-name="T54"> </text:span><text:span text:style-name="T20">(let</text:span><text:span text:style-name="T54"> </text:span><text:span text:style-name="T20">i</text:span><text:span text:style-name="T54"> </text:span><text:span text:style-name="T44">=</text:span><text:span text:style-name="T54"> </text:span><text:span text:style-name="T44">0</text:span><text:span text:style-name="T20">;</text:span><text:span text:style-name="T54"> </text:span><text:span text:style-name="T20">i</text:span><text:span text:style-name="T54"> </text:span><text:span text:style-name="T44">&lt;</text:span><text:span text:style-name="T54"> </text:span><text:span text:style-name="T44">3</text:span><text:span text:style-name="T20">;</text:span><text:span text:style-name="T54"> </text:span><text:span text:style-name="T20">i</text:span><text:span text:style-name="T44">++</text:span><text:span text:style-name="T20">)</text:span><text:span text:style-name="T54"> </text:span><text:span text:style-name="T20">{</text:span></text:p>
      <text:p text:style-name="P34"><text:span text:style-name="T20">mas.push(document.createElement(</text:span><text:span text:style-name="T48">'div'</text:span><text:span text:style-name="T20">))</text:span></text:p>
      <text:p text:style-name="P38">}</text:p>
      <text:p text:style-name="P34"><text:span text:style-name="T20">mas</text:span><text:span text:style-name="T44">[</text:span><text:span text:style-name="T20">0</text:span><text:span text:style-name="T44">]</text:span><text:span text:style-name="T20">.classList.</text:span><text:span text:style-name="T32">add</text:span><text:span text:style-name="T20">(</text:span><text:span text:style-name="T48">'col-3'</text:span><text:span text:style-name="T20">);</text:span></text:p>
      <text:p text:style-name="P34"><text:span text:style-name="T20">mas</text:span><text:span text:style-name="T44">[</text:span><text:span text:style-name="T20">1</text:span><text:span text:style-name="T44">]</text:span><text:span text:style-name="T20">.classList.</text:span><text:span text:style-name="T32">add</text:span><text:span text:style-name="T20">(</text:span><text:span text:style-name="T48">'col-5'</text:span><text:span text:style-name="T20">);</text:span></text:p>
      <text:p text:style-name="P34"><text:span text:style-name="T20">mas</text:span><text:span text:style-name="T44">[</text:span><text:span text:style-name="T20">2</text:span><text:span text:style-name="T44">]</text:span><text:span text:style-name="T20">.classList.</text:span><text:span text:style-name="T32">add</text:span><text:span text:style-name="T20">(</text:span><text:span text:style-name="T48">'col-4'</text:span><text:span text:style-name="T20">);</text:span></text:p>
      <text:p text:style-name="P34"><text:span text:style-name="T20">mas</text:span><text:span text:style-name="T44">[</text:span><text:span text:style-name="T20">0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20">`${</text:span><text:span text:style-name="T32">index</text:span><text:span text:style-name="T44">+1</text:span><text:span text:style-name="T20">}`;</text:span></text:p>
      <text:p text:style-name="P34"><text:span text:style-name="T20">mas</text:span><text:span text:style-name="T44">[</text:span><text:span text:style-name="T20">1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20">`${rand_mas_names</text:span><text:span text:style-name="T44">[</text:span><text:span text:style-name="T20">index</text:span><text:span text:style-name="T44">]</text:span><text:span text:style-name="T20">}`;</text:span></text:p>
      <text:p text:style-name="P34"><text:span text:style-name="T20">mas</text:span><text:span text:style-name="T44">[</text:span><text:span text:style-name="T20">2</text:span><text:span text:style-name="T44">]</text:span><text:span text:style-name="T20">.textContent</text:span><text:span text:style-name="T54"> </text:span><text:span text:style-name="T44">=</text:span><text:span text:style-name="T54"> </text:span><text:span text:style-name="T20">`${rand_mas</text:span><text:span text:style-name="T44">[</text:span><text:span text:style-name="T20">index</text:span><text:span text:style-name="T44">]</text:span><text:span text:style-name="T20">}`;</text:span></text:p>
      <text:p text:style-name="P34"><text:span text:style-name="T20">mas</text:span><text:span text:style-name="T44">[</text:span><text:span text:style-name="T20">2</text:span><text:span text:style-name="T44">]</text:span><text:span text:style-name="T20">.setAttribute(</text:span><text:span text:style-name="T48">'id'</text:span><text:span text:style-name="T20">,</text:span><text:span text:style-name="T54"> </text:span><text:span text:style-name="T20">`cost</text:span><text:span text:style-name="T54"> </text:span><text:span text:style-name="T20">${</text:span><text:span text:style-name="T32">index</text:span><text:span text:style-name="T44">++</text:span><text:span text:style-name="T20">}`);</text:span></text:p>
      <text:p text:style-name="P41"/>
      <text:p text:style-name="P34"><text:span text:style-name="T20">mas.forEach(</text:span><text:span text:style-name="T32">element</text:span><text:span text:style-name="T54"> </text:span><text:span text:style-name="T44">=&gt;</text:span><text:span text:style-name="T54"> </text:span><text:span text:style-name="T20">{</text:span></text:p>
      <text:p text:style-name="P34"><text:span text:style-name="T20">div_row.appendChild(</text:span><text:span text:style-name="T32">element</text:span><text:span text:style-name="T20">);</text:span></text:p>
      <text:p text:style-name="P34"><text:span text:style-name="T20">});</text:span></text:p>
      <text:p text:style-name="P34"><text:span text:style-name="T20">dbList.appendChild(div_row);</text:span></text:p>
      <text:p text:style-name="P38">}</text:p>
      <text:p text:style-name="P34"><text:span text:style-name="T20">}</text:span><text:span text:style-name="T54"> </text:span><text:span text:style-name="T32">else</text:span><text:span text:style-name="T54"> </text:span><text:span text:style-name="T20">console.</text:span><text:span text:style-name="T58">log</text:span><text:span text:style-name="T20">(</text:span><text:span text:style-name="T48">'DataBase already shown'</text:span><text:span text:style-name="T20">);</text:span></text:p>
      <text:p text:style-name="P38">}</text:p>
      <text:p text:style-name="P34"><text:span text:style-name="T32">function</text:span><text:span text:style-name="T54"> </text:span><text:span text:style-name="T58">count</text:span><text:span text:style-name="T20">()</text:span><text:span text:style-name="T54"> </text:span><text:span text:style-name="T20">{</text:span></text:p>
      <text:p text:style-name="P34"><text:span text:style-name="T20">let</text:span><text:span text:style-name="T54"> </text:span><text:span text:style-name="T32">output</text:span><text:span text:style-name="T54"> </text:span><text:span text:style-name="T44">=</text:span><text:span text:style-name="T54"> </text:span><text:span text:style-name="T20">document.getElementById(</text:span><text:span text:style-name="T48">'output'</text:span><text:span text:style-name="T20">);</text:span></text:p>
      <text:p text:style-name="P34"><text:span text:style-name="T20">let</text:span><text:span text:style-name="T54"> </text:span><text:span text:style-name="T58">sum</text:span><text:span text:style-name="T54"> </text:span><text:span text:style-name="T44">=</text:span><text:span text:style-name="T54"> </text:span><text:span text:style-name="T44">0</text:span><text:span text:style-name="T20">;</text:span></text:p>
      <text:p text:style-name="P41"/>
      <text:p text:style-name="P34"><text:span text:style-name="T32">for</text:span><text:span text:style-name="T54"> </text:span><text:span text:style-name="T20">(let</text:span><text:span text:style-name="T54"> </text:span><text:span text:style-name="T20">i</text:span><text:span text:style-name="T54"> </text:span><text:span text:style-name="T44">=</text:span><text:span text:style-name="T54"> </text:span><text:span text:style-name="T44">1</text:span><text:span text:style-name="T20">;</text:span><text:span text:style-name="T54"> </text:span><text:span text:style-name="T20">i</text:span><text:span text:style-name="T54"> </text:span><text:span text:style-name="T44">&lt;</text:span><text:span text:style-name="T54"> </text:span><text:span text:style-name="T32">index</text:span><text:span text:style-name="T20">;</text:span><text:span text:style-name="T54"> </text:span><text:span text:style-name="T20">i</text:span><text:span text:style-name="T44">++</text:span><text:span text:style-name="T20">)</text:span><text:span text:style-name="T54"> </text:span><text:span text:style-name="T20">{</text:span></text:p>
      <text:p text:style-name="P34"><text:span text:style-name="T58">sum</text:span><text:span text:style-name="T54"> </text:span><text:span text:style-name="T44">+=</text:span><text:span text:style-name="T54"> </text:span><text:span text:style-name="T20">parseInt(document.getElementById(`cost</text:span><text:span text:style-name="T54"> </text:span><text:span text:style-name="T20">${i}`).textContent);</text:span></text:p>
      <text:p text:style-name="P38">}</text:p>
      <text:p text:style-name="P41"/>
      <text:p text:style-name="P34"><text:span text:style-name="T20">let</text:span><text:span text:style-name="T54"> </text:span><text:span text:style-name="T20">div_row</text:span><text:span text:style-name="T54"> </text:span><text:span text:style-name="T44">=</text:span><text:span text:style-name="T54"> </text:span><text:span text:style-name="T20">document.createElement(</text:span><text:span text:style-name="T48">'div'</text:span><text:span text:style-name="T20">);</text:span></text:p>
      <text:p text:style-name="P34"><text:span text:style-name="T20">div_row.classList.</text:span><text:span text:style-name="T32">add</text:span><text:span text:style-name="T20">(</text:span><text:span text:style-name="T48">'row'</text:span><text:span text:style-name="T20">,</text:span><text:span text:style-name="T54"> </text:span><text:span text:style-name="T48">'purple-text'</text:span><text:span text:style-name="T20">);</text:span></text:p>
      <text:p text:style-name="P34"><text:span text:style-name="T20">div_row.addEventListener(</text:span><text:span text:style-name="T48">'click'</text:span><text:span text:style-name="T20">,</text:span><text:span text:style-name="T54"> </text:span><text:span text:style-name="T20">()</text:span><text:span text:style-name="T54"> </text:span><text:span text:style-name="T44">=&gt;</text:span><text:span text:style-name="T54"> </text:span><text:span text:style-name="T20">{</text:span></text:p>
      <text:p text:style-name="P34"><text:span text:style-name="T20">div_row.remove();</text:span></text:p>
      <text:p text:style-name="P34"><text:span text:style-name="T20">});</text:span></text:p>
      <text:p text:style-name="P41"/>
      <text:p text:style-name="P34"><text:span text:style-name="T20">let</text:span><text:span text:style-name="T54"> </text:span><text:span text:style-name="T20">div_col_8</text:span><text:span text:style-name="T54"> </text:span><text:span text:style-name="T44">=</text:span><text:span text:style-name="T54"> </text:span><text:span text:style-name="T20">document.createElement(</text:span><text:span text:style-name="T48">'div'</text:span><text:span text:style-name="T20">);</text:span></text:p>
      <text:p text:style-name="P34"><text:span text:style-name="T20">div_col_8.classList.</text:span><text:span text:style-name="T32">add</text:span><text:span text:style-name="T20">(</text:span><text:span text:style-name="T48">'col-8'</text:span><text:span text:style-name="T20">);</text:span></text:p>
      <text:p text:style-name="P34"><text:soft-page-break/><text:span text:style-name="T20">div_col_8.textContent</text:span><text:span text:style-name="T54"> </text:span><text:span text:style-name="T44">=</text:span><text:span text:style-name="T54"> </text:span><text:span text:style-name="T20">`</text:span><text:span text:style-name="T65">Суммарно</text:span><text:span text:style-name="T20">:</text:span><text:span text:style-name="T54"> </text:span><text:span text:style-name="T20">`;</text:span></text:p>
      <text:p text:style-name="P41"/>
      <text:p text:style-name="P34"><text:span text:style-name="T20">let</text:span><text:span text:style-name="T54"> </text:span><text:span text:style-name="T20">div_col_4</text:span><text:span text:style-name="T54"> </text:span><text:span text:style-name="T44">=</text:span><text:span text:style-name="T54"> </text:span><text:span text:style-name="T20">document.createElement(</text:span><text:span text:style-name="T48">'div'</text:span><text:span text:style-name="T20">);</text:span></text:p>
      <text:p text:style-name="P34"><text:span text:style-name="T20">div_col_4.classList.</text:span><text:span text:style-name="T32">add</text:span><text:span text:style-name="T20">(</text:span><text:span text:style-name="T48">'col-4'</text:span><text:span text:style-name="T20">);</text:span></text:p>
      <text:p text:style-name="P34"><text:span text:style-name="T20">div_col_4.textContent</text:span><text:span text:style-name="T54"> </text:span><text:span text:style-name="T44">=</text:span><text:span text:style-name="T54"> </text:span><text:span text:style-name="T58">sum</text:span><text:span text:style-name="T20">;</text:span></text:p>
      <text:p text:style-name="P43"/>
      <text:p text:style-name="P34"><text:span text:style-name="T20">div_row.appendChild(div_col_8);</text:span></text:p>
      <text:p text:style-name="P34"><text:span text:style-name="T20">div_row.appendChild(div_col_4);</text:span></text:p>
      <text:p text:style-name="P41"/>
      <text:p text:style-name="P34"><text:span text:style-name="T32">output</text:span><text:span text:style-name="T20">.appendChild(div_row);</text:span></text:p>
      <text:p text:style-name="P34"><text:span text:style-name="T20">console.</text:span><text:span text:style-name="T58">log</text:span><text:span text:style-name="T20">(</text:span><text:span text:style-name="T32">output</text:span><text:span text:style-name="T20">.childNodes.length);</text:span></text:p>
      <text:p text:style-name="P34"><text:span text:style-name="T20">console.</text:span><text:span text:style-name="T58">log</text:span><text:span text:style-name="T20">(</text:span><text:span text:style-name="T58">sum</text:span><text:span text:style-name="T20">);</text:span></text:p>
      <text:p text:style-name="P44"><text:span text:style-name="T21">}</text:span></text:p>
      <text:p text:style-name="P49"/>
      <text:p text:style-name="P49">style.css</text:p>
      <text:p text:style-name="P32"><text:span text:style-name="T32">body</text:span><text:span text:style-name="T54"> </text:span><text:span text:style-name="T20">{</text:span></text:p>
      <text:p text:style-name="P35"><text:span text:style-name="T32">background</text:span><text:span text:style-name="T20">:</text:span><text:span text:style-name="T54"> </text:span><text:span text:style-name="T44">#252422</text:span><text:span text:style-name="T20">;</text:span></text:p>
      <text:p text:style-name="P35"><text:span text:style-name="T32">color</text:span><text:span text:style-name="T20">:</text:span><text:span text:style-name="T54"> </text:span><text:span text:style-name="T44">#fff</text:span><text:span text:style-name="T20">;</text:span></text:p>
      <text:p text:style-name="P35"><text:span text:style-name="T32">font-family</text:span><text:span text:style-name="T20">:</text:span><text:span text:style-name="T54"> </text:span><text:span text:style-name="T20">Arial,</text:span><text:span text:style-name="T54"> </text:span><text:span text:style-name="T20">Helvetica,</text:span><text:span text:style-name="T54"> </text:span><text:span text:style-name="T32">sans-serif</text:span><text:span text:style-name="T20">;</text:span></text:p>
      <text:p text:style-name="P35"><text:span text:style-name="T32">font-weight</text:span><text:span text:style-name="T20">:</text:span><text:span text:style-name="T54"> </text:span><text:span text:style-name="T44">600</text:span><text:span text:style-name="T20">;</text:span></text:p>
      <text:p text:style-name="P35"><text:span text:style-name="T32">letter-spacing</text:span><text:span text:style-name="T20">:</text:span><text:span text:style-name="T54"> </text:span><text:span text:style-name="T44">-0.022</text:span><text:span text:style-name="T70">em</text:span><text:span text:style-name="T20">;</text:span></text:p>
      <text:p text:style-name="P39">}</text:p>
      <text:p text:style-name="P35"><text:span text:style-name="T20">.</text:span><text:span text:style-name="T59">center</text:span><text:span text:style-name="T54"> </text:span><text:span text:style-name="T20">{</text:span></text:p>
      <text:p text:style-name="P35"><text:span text:style-name="T32">margin-top</text:span><text:span text:style-name="T20">:</text:span><text:span text:style-name="T54"> </text:span><text:span text:style-name="T44">20</text:span><text:span text:style-name="T70">px</text:span><text:span text:style-name="T20">;</text:span></text:p>
      <text:p text:style-name="P35"><text:span text:style-name="T32">display</text:span><text:span text:style-name="T20">:</text:span><text:span text:style-name="T54"> </text:span><text:span text:style-name="T32">flex</text:span><text:span text:style-name="T20">;</text:span></text:p>
      <text:p text:style-name="P35"><text:span text:style-name="T32">justify-content</text:span><text:span text:style-name="T20">:</text:span><text:span text:style-name="T54"> </text:span><text:span text:style-name="T32">center</text:span><text:span text:style-name="T20">;</text:span></text:p>
      <text:p text:style-name="P35"><text:span text:style-name="T32">align-items</text:span><text:span text:style-name="T20">:</text:span><text:span text:style-name="T54"> </text:span><text:span text:style-name="T32">center</text:span><text:span text:style-name="T20">;</text:span></text:p>
      <text:p text:style-name="P39">}</text:p>
      <text:p text:style-name="P35"><text:span text:style-name="T32">footer</text:span><text:span text:style-name="T54"> </text:span><text:span text:style-name="T20">{</text:span></text:p>
      <text:p text:style-name="P35"><text:span text:style-name="T32">display</text:span><text:span text:style-name="T20">:</text:span><text:span text:style-name="T54"> </text:span><text:span text:style-name="T32">block</text:span><text:span text:style-name="T20">;</text:span></text:p>
      <text:p text:style-name="P39">}</text:p>
      <text:p text:style-name="P35"><text:span text:style-name="T32">form</text:span><text:span text:style-name="T54"> </text:span><text:span text:style-name="T32">div</text:span><text:span text:style-name="T54"> </text:span><text:span text:style-name="T20">{</text:span></text:p>
      <text:p text:style-name="P35"><text:span text:style-name="T32">justify-content</text:span><text:span text:style-name="T20">:</text:span><text:span text:style-name="T54"> </text:span><text:span text:style-name="T32">center</text:span><text:span text:style-name="T20">;</text:span></text:p>
      <text:p text:style-name="P39">}</text:p>
      <text:p text:style-name="P35"><text:span text:style-name="T20">.</text:span><text:span text:style-name="T59">button</text:span><text:span text:style-name="T20">{</text:span></text:p>
      <text:p text:style-name="P35"><text:span text:style-name="T32">position</text:span><text:span text:style-name="T20">:</text:span><text:span text:style-name="T54"> </text:span><text:span text:style-name="T32">relative</text:span><text:span text:style-name="T20">;</text:span></text:p>
      <text:p text:style-name="P35"><text:span text:style-name="T32">text-align</text:span><text:span text:style-name="T20">:</text:span><text:span text:style-name="T54"> </text:span><text:span text:style-name="T32">center</text:span><text:span text:style-name="T20">;</text:span></text:p>
      <text:p text:style-name="P35"><text:span text:style-name="T32">border-radius</text:span><text:span text:style-name="T20">:</text:span><text:span text:style-name="T54"> </text:span><text:span text:style-name="T44">10</text:span><text:span text:style-name="T70">px</text:span><text:span text:style-name="T20">;</text:span></text:p>
      <text:p text:style-name="P35"><text:span text:style-name="T32">padding</text:span><text:span text:style-name="T20">:</text:span><text:span text:style-name="T54"> </text:span><text:span text:style-name="T44">5</text:span><text:span text:style-name="T70">px</text:span><text:span text:style-name="T54"> </text:span><text:span text:style-name="T44">12</text:span><text:span text:style-name="T70">px</text:span><text:span text:style-name="T20">;</text:span></text:p>
      <text:p text:style-name="P35"><text:span text:style-name="T32">font-size</text:span><text:span text:style-name="T20">:</text:span><text:span text:style-name="T54"> </text:span><text:span text:style-name="T44">20</text:span><text:span text:style-name="T70">px</text:span><text:span text:style-name="T20">;</text:span></text:p>
      <text:p text:style-name="P35"><text:span text:style-name="T32">font-weight</text:span><text:span text:style-name="T20">:</text:span><text:span text:style-name="T54"> </text:span><text:span text:style-name="T44">800</text:span><text:span text:style-name="T20">;</text:span></text:p>
      <text:p text:style-name="P35"><text:span text:style-name="T32">transition</text:span><text:span text:style-name="T20">:</text:span><text:span text:style-name="T54"> </text:span><text:span text:style-name="T44">0.5</text:span><text:span text:style-name="T70">s</text:span><text:span text:style-name="T20">;</text:span></text:p>
      <text:p text:style-name="P42"/>
      <text:p text:style-name="P35"><text:span text:style-name="T32">margin</text:span><text:span text:style-name="T20">:</text:span><text:span text:style-name="T54"> </text:span><text:span text:style-name="T44">0</text:span><text:span text:style-name="T70">px</text:span><text:span text:style-name="T54"> </text:span><text:span text:style-name="T44">10</text:span><text:span text:style-name="T70">px</text:span><text:span text:style-name="T20">;</text:span></text:p>
      <text:p text:style-name="P35"><text:span text:style-name="T32">color</text:span><text:span text:style-name="T20">:</text:span><text:span text:style-name="T54"> </text:span><text:span text:style-name="T44">#cecece</text:span><text:span text:style-name="T20">;</text:span></text:p>
      <text:p text:style-name="P35"><text:span text:style-name="T32">transition</text:span><text:span text:style-name="T20">:</text:span><text:span text:style-name="T54"> </text:span><text:span text:style-name="T44">0.5</text:span><text:span text:style-name="T70">s</text:span><text:span text:style-name="T20">;</text:span></text:p>
      <text:p text:style-name="P35"><text:span text:style-name="T32">border</text:span><text:span text:style-name="T20">:</text:span><text:span text:style-name="T54"> </text:span><text:span text:style-name="T44">2</text:span><text:span text:style-name="T70">px</text:span><text:span text:style-name="T54"> </text:span><text:span text:style-name="T32">solid</text:span><text:span text:style-name="T54"> </text:span><text:span text:style-name="T44">#000</text:span><text:span text:style-name="T20">;</text:span></text:p>
      <text:p text:style-name="P35"><text:span text:style-name="T32">background</text:span><text:span text:style-name="T20">:</text:span><text:span text:style-name="T54"> </text:span><text:span text:style-name="T44">#222</text:span><text:span text:style-name="T20">;</text:span></text:p>
      <text:p text:style-name="P39">}</text:p>
      <text:p text:style-name="P35"><text:soft-page-break/><text:span text:style-name="T20">.</text:span><text:span text:style-name="T59">button</text:span><text:span text:style-name="T20">:</text:span><text:span text:style-name="T74">hover</text:span><text:span text:style-name="T54"> </text:span><text:span text:style-name="T20">{</text:span></text:p>
      <text:p text:style-name="P35"><text:span text:style-name="T32">border</text:span><text:span text:style-name="T20">:</text:span><text:span text:style-name="T54"> </text:span><text:span text:style-name="T44">2</text:span><text:span text:style-name="T70">px</text:span><text:span text:style-name="T54"> </text:span><text:span text:style-name="T32">solid</text:span><text:span text:style-name="T54"> </text:span><text:span text:style-name="T44">#cecece</text:span><text:span text:style-name="T20">;</text:span></text:p>
      <text:p text:style-name="P35"><text:span text:style-name="T32">color</text:span><text:span text:style-name="T20">:</text:span><text:span text:style-name="T54"> </text:span><text:span text:style-name="T44">#000</text:span><text:span text:style-name="T20">;</text:span></text:p>
      <text:p text:style-name="P35"><text:span text:style-name="T32">cursor</text:span><text:span text:style-name="T20">:</text:span><text:span text:style-name="T54"> </text:span><text:span text:style-name="T32">pointer</text:span><text:span text:style-name="T20">;</text:span></text:p>
      <text:p text:style-name="P39">}</text:p>
      <text:p text:style-name="P35"><text:span text:style-name="T20">#</text:span><text:span text:style-name="T59">output</text:span><text:span text:style-name="T54"> </text:span><text:span text:style-name="T32">div</text:span><text:span text:style-name="T54"> </text:span><text:span text:style-name="T44">*,</text:span></text:p>
      <text:p text:style-name="P35"><text:span text:style-name="T20">#</text:span><text:span text:style-name="T59">database</text:span><text:span text:style-name="T54"> </text:span><text:span text:style-name="T32">div</text:span><text:span text:style-name="T54"> </text:span><text:span text:style-name="T44">*</text:span><text:span text:style-name="T20">{</text:span></text:p>
      <text:p text:style-name="P35"><text:span text:style-name="T32">text-align</text:span><text:span text:style-name="T20">:</text:span><text:span text:style-name="T54"> </text:span><text:span text:style-name="T32">center</text:span><text:span text:style-name="T20">;</text:span></text:p>
      <text:p text:style-name="P35"><text:span text:style-name="T32">border</text:span><text:span text:style-name="T20">:</text:span><text:span text:style-name="T54"> </text:span><text:span text:style-name="T44">1</text:span><text:span text:style-name="T70">px</text:span><text:span text:style-name="T54"> </text:span><text:span text:style-name="T32">solid</text:span><text:span text:style-name="T20">;</text:span></text:p>
      <text:p text:style-name="P39">}</text:p>
      <text:p text:style-name="P35"><text:span text:style-name="T32">div</text:span><text:span text:style-name="T20">.</text:span><text:span text:style-name="T59">purple-hover</text:span><text:span text:style-name="T20">:</text:span><text:span text:style-name="T74">hover</text:span><text:span text:style-name="T54"> </text:span><text:span text:style-name="T20">{</text:span></text:p>
      <text:p text:style-name="P35"><text:span text:style-name="T32">background</text:span><text:span text:style-name="T20">:</text:span><text:span text:style-name="T54"> </text:span><text:span text:style-name="T44">#ae38ff</text:span><text:span text:style-name="T20">;</text:span></text:p>
      <text:p text:style-name="P39">}</text:p>
      <text:p text:style-name="P35"><text:span text:style-name="T32">div</text:span><text:span text:style-name="T20">.</text:span><text:span text:style-name="T59">purple</text:span><text:span text:style-name="T54"> </text:span><text:span text:style-name="T20">{</text:span></text:p>
      <text:p text:style-name="P35"><text:span text:style-name="T32">background</text:span><text:span text:style-name="T20">:</text:span><text:span text:style-name="T54"> </text:span><text:span text:style-name="T44">#ae38ff</text:span><text:span text:style-name="T20">;</text:span></text:p>
      <text:p text:style-name="P39">}</text:p>
      <text:p text:style-name="P35"><text:span text:style-name="T20">#</text:span><text:span text:style-name="T59">output</text:span><text:span text:style-name="T54"> </text:span><text:span text:style-name="T32">div</text:span><text:span text:style-name="T20">.</text:span><text:span text:style-name="T59">purple-text</text:span><text:span text:style-name="T54"> </text:span><text:span text:style-name="T32">div</text:span><text:span text:style-name="T20">:</text:span><text:span text:style-name="T74">hover</text:span><text:span text:style-name="T54"> </text:span><text:span text:style-name="T20">{</text:span></text:p>
      <text:p text:style-name="P35"><text:span text:style-name="T32">color</text:span><text:span text:style-name="T20">:</text:span><text:span text:style-name="T54"> </text:span><text:span text:style-name="T44">#fff</text:span><text:span text:style-name="T20">;</text:span></text:p>
      <text:p text:style-name="P35"><text:span text:style-name="T32">background</text:span><text:span text:style-name="T20">:</text:span><text:span text:style-name="T54"> </text:span><text:span text:style-name="T44">#ae38ff</text:span><text:span text:style-name="T20">;</text:span></text:p>
      <text:p text:style-name="P39">}</text:p>
      <text:p text:style-name="P35"><text:span text:style-name="T20">.</text:span><text:span text:style-name="T59">table-view</text:span><text:span text:style-name="T54"> </text:span><text:span text:style-name="T20">{</text:span></text:p>
      <text:p text:style-name="P35"><text:span text:style-name="T32">width</text:span><text:span text:style-name="T20">:</text:span><text:span text:style-name="T54"> </text:span><text:span text:style-name="T44">500</text:span><text:span text:style-name="T70">px</text:span><text:span text:style-name="T20">;</text:span></text:p>
      <text:p text:style-name="P35"><text:span text:style-name="T32">white-space</text:span><text:span text:style-name="T20">:</text:span><text:span text:style-name="T54"> </text:span><text:span text:style-name="T32">nowrap</text:span><text:span text:style-name="T20">;</text:span></text:p>
      <text:p text:style-name="P39">}</text:p>
      <text:p text:style-name="P35"><text:span text:style-name="T32">main</text:span><text:span text:style-name="T54"> </text:span><text:span text:style-name="T20">{</text:span></text:p>
      <text:p text:style-name="P35"><text:span text:style-name="T32">display</text:span><text:span text:style-name="T20">:</text:span><text:span text:style-name="T54"> </text:span><text:span text:style-name="T32">flex</text:span><text:span text:style-name="T20">;</text:span></text:p>
      <text:p text:style-name="P35"><text:span text:style-name="T32">justify-content</text:span><text:span text:style-name="T20">:</text:span><text:span text:style-name="T54"> </text:span><text:span text:style-name="T32">center</text:span><text:span text:style-name="T20">;</text:span></text:p>
      <text:p text:style-name="P35"><text:span text:style-name="T32">align-items</text:span><text:span text:style-name="T20">:</text:span><text:span text:style-name="T54"> </text:span><text:span text:style-name="T32">center</text:span><text:span text:style-name="T20">;</text:span></text:p>
      <text:p text:style-name="P39">}</text:p>
      <text:p text:style-name="P35"><text:span text:style-name="T20">.</text:span><text:span text:style-name="T59">purple-text</text:span><text:span text:style-name="T54"> </text:span><text:span text:style-name="T32">div</text:span><text:span text:style-name="T20">{</text:span></text:p>
      <text:p text:style-name="P35"><text:span text:style-name="T32">background-image</text:span><text:span text:style-name="T20">:</text:span><text:span text:style-name="T54"> </text:span><text:span text:style-name="T33">linear-gradient</text:span><text:span text:style-name="T20">(</text:span><text:span text:style-name="T44">180</text:span><text:span text:style-name="T70">deg</text:span><text:span text:style-name="T20">,</text:span><text:span text:style-name="T44">#ffb6ff</text:span><text:span text:style-name="T20">,</text:span><text:span text:style-name="T44">#b344ff</text:span><text:span text:style-name="T54"> </text:span><text:span text:style-name="T44">10</text:span><text:span text:style-name="T70">%</text:span><text:span text:style-name="T20">,</text:span><text:span text:style-name="T44">#ae38ff</text:span><text:span text:style-name="T54"> </text:span><text:span text:style-name="T44">33</text:span><text:span text:style-name="T70">%</text:span><text:span text:style-name="T20">,</text:span></text:p>
      <text:p text:style-name="P35"><text:span text:style-name="T44">#ffb6ff</text:span><text:span text:style-name="T54"> </text:span><text:span text:style-name="T44">45</text:span><text:span text:style-name="T70">%</text:span><text:span text:style-name="T20">,</text:span><text:span text:style-name="T44">#ffe3ff</text:span><text:span text:style-name="T54"> </text:span><text:span text:style-name="T44">50</text:span><text:span text:style-name="T70">%</text:span><text:span text:style-name="T20">,</text:span><text:span text:style-name="T44">#ffb6ff</text:span><text:span text:style-name="T54"> </text:span><text:span text:style-name="T44">66</text:span><text:span text:style-name="T70">%</text:span><text:span text:style-name="T20">,</text:span><text:span text:style-name="T44">#b344ff</text:span><text:span text:style-name="T20">);</text:span></text:p>
      <text:p text:style-name="P35"><text:span text:style-name="T32">animation</text:span><text:span text:style-name="T20">:</text:span><text:span text:style-name="T54"> </text:span><text:span text:style-name="T20">gradAnimation</text:span><text:span text:style-name="T54"> </text:span><text:span text:style-name="T44">8</text:span><text:span text:style-name="T70">s</text:span><text:span text:style-name="T54"> </text:span><text:span text:style-name="T32">infinite</text:span><text:span text:style-name="T20">;</text:span>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0</text:span><text:span text:style-name="T20">;</text:span></text:p>
      <text:p text:style-name="P35"><text:span text:style-name="T32">background-size</text:span><text:span text:style-name="T20">:</text:span><text:span text:style-name="T54"> </text:span><text:span text:style-name="T44">100</text:span><text:span text:style-name="T70">%</text:span><text:span text:style-name="T54"> </text:span><text:span text:style-name="T44">300</text:span><text:span text:style-name="T70">%</text:span><text:span text:style-name="T20">;</text:span></text:p>
      <text:p text:style-name="P35"><text:span text:style-name="T32">margin</text:span><text:span text:style-name="T20">:</text:span><text:span text:style-name="T54"> </text:span><text:span text:style-name="T44">6</text:span><text:span text:style-name="T70">px</text:span><text:span text:style-name="T54"> </text:span><text:span text:style-name="T44">0</text:span><text:span text:style-name="T20">;</text:span></text:p>
      <text:p text:style-name="P35"><text:span text:style-name="T32">padding-top</text:span><text:span text:style-name="T20">:</text:span><text:span text:style-name="T54"> </text:span><text:span text:style-name="T44">0.5</text:span><text:span text:style-name="T70">px</text:span><text:span text:style-name="T20">;</text:span></text:p>
      <text:p text:style-name="P42"/>
      <text:p text:style-name="P35"><text:span text:style-name="T32">color</text:span><text:span text:style-name="T20">:</text:span><text:span text:style-name="T54"> </text:span><text:span text:style-name="T32">transparent</text:span><text:span text:style-name="T20">;</text:span></text:p>
      <text:p text:style-name="P35"><text:span text:style-name="T33">-webkit-</text:span><text:span text:style-name="T32">background-clip</text:span><text:span text:style-name="T20">:</text:span><text:span text:style-name="T54"> </text:span><text:span text:style-name="T32">text</text:span><text:span text:style-name="T20">;</text:span></text:p>
      <text:p text:style-name="P39">}</text:p>
      <text:p text:style-name="P42"/>
      <text:p text:style-name="P35"><text:span text:style-name="T20">@</text:span><text:span text:style-name="T32">keyframes</text:span><text:span text:style-name="T54"> </text:span><text:span text:style-name="T32">gradAnimation</text:span><text:span text:style-name="T54"> </text:span><text:span text:style-name="T20">{</text:span></text:p>
      <text:p text:style-name="P40">{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0</text:span><text:span text:style-name="T20">;</text:span></text:p>
      <text:p text:style-name="P39">}</text:p>
      <text:p text:style-name="P36"><text:span text:style-name="T54"><text:s/></text:span><text:span text:style-name="T20">{</text:span>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100</text:span><text:span text:style-name="T70">%</text:span><text:span text:style-name="T20">;</text:span></text:p>
      <text:p text:style-name="P39">}</text:p>
      <text:p text:style-name="P36"><text:span text:style-name="T54"><text:s/></text:span><text:span text:style-name="T20">{</text:span>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100</text:span><text:span text:style-name="T70">%</text:span><text:span text:style-name="T20">;</text:span></text:p>
      <text:p text:style-name="P39"><text:soft-page-break/>}</text:p>
      <text:p text:style-name="P36"><text:span text:style-name="T54"><text:s/></text:span><text:span text:style-name="T20">{</text:span>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0</text:span><text:span text:style-name="T20">;</text:span></text:p>
      <text:p text:style-name="P39">}</text:p>
      <text:p text:style-name="P35"><text:span text:style-name="T32">to</text:span><text:span text:style-name="T54"> </text:span><text:span text:style-name="T20">{</text:span></text:p>
      <text:p text:style-name="P35"><text:span text:style-name="T32">background-position</text:span><text:span text:style-name="T20">:</text:span><text:span text:style-name="T54"> </text:span><text:span text:style-name="T44">50</text:span><text:span text:style-name="T70">%</text:span><text:span text:style-name="T54"> </text:span><text:span text:style-name="T44">0</text:span><text:span text:style-name="T20">;</text:span></text:p>
      <text:p text:style-name="P39">}</text:p>
      <text:p text:style-name="P45"><text:span text:style-name="T23">}</text:span></text:p>
      <text:p text:style-name="P49"/>
      <text:p text:style-name="P48"><text:span text:style-name="T22">Вывод: </text:span><text:span text:style-name="T24">Научился использовать документ DOM в Javascrip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Poppins" svg:font-family="Poppins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b3da" officeooo:paragraph-rsid="000bb3da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10-05T20:21:15.413103337</dc:date>
    <meta:editing-duration>PT29M15S</meta:editing-duration>
    <meta:generator>LibreOffice/7.3.6.2$Linux_X86_64 LibreOffice_project/30$Build-2</meta:generator>
    <meta:document-statistic meta:table-count="3" meta:image-count="1" meta:object-count="0" meta:page-count="8" meta:paragraph-count="310" meta:word-count="852" meta:character-count="8106" meta:non-whitespace-character-count="7547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